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4.5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3.28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96cm" svg:height="1.281cm" svg:x="17.176cm" svg:y="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7cm" svg:height="1.282cm" svg:x="1.397cm" svg:y="1.4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25.34cm" svg:y="1.3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25cm" svg:height="1.24cm" svg:x="4.785cm" svg:y="2.971cm">
          <draw:text-box>
            <text:p>1xn rectangle</text:p>
          </draw:text-box>
        </draw:frame>
        <draw:frame draw:style-name="gr2" draw:layer="layout" svg:width="5.025cm" svg:height="1.24cm" svg:x="15.876cm" svg:y="2.971cm">
          <draw:text-box>
            <text:p>1x2 rectangle</text:p>
          </draw:text-box>
        </draw:frame>
        <draw:frame draw:style-name="gr2" draw:layer="layout" svg:width="5.025cm" svg:height="1.24cm" svg:x="23.464cm" svg:y="2.971cm">
          <draw:text-box>
            <text:p>1x1 rectangle</text:p>
          </draw:text-box>
        </draw:frame>
        <draw:custom-shape draw:style-name="gr1" draw:text-style-name="P1" draw:layer="layout" svg:width="1.198cm" svg:height="1.282cm" svg:x="7.41cm" svg:y="6.94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7cm" svg:y="6.912cm">
          <draw:text-box>
            <text:p>For n = 1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5-08-29T20:58:31.832097999</meta:creation-date>
    <dc:date>2016-06-14T16:30:58.391132729</dc:date>
    <dc:creator>elucterio </dc:creator>
    <meta:editing-duration>PT2H42M27S</meta:editing-duration>
    <meta:editing-cycles>7</meta:editing-cycles>
    <meta:generator>LibreOffice/4.2.8.2$Linux_X86_64 LibreOffice_project/420m0$Build-2</meta:generator>
    <meta:document-statistic meta:object-count="8"/>
  </office:meta>
</office:document-meta>
</file>